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32"/>
    <style:style style:name="ce4" style:family="table-cell" style:parent-style-name="Default" style:data-style-name="N1"/>
    <style:style style:name="ce5" style:family="table-cell" style:parent-style-name="Default" style:data-style-name="N13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INA180 Resistor Calculation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Expected Peak current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mp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urrent Shunt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illiOhms</text:p>
          </table:table-cell>
          <table:table-cell/>
          <table:table-cell table:formula="of:=[.B6]/1000" office:value-type="float" office:value="0.01" calcext:value-type="float">
            <text:p>0.01</text:p>
          </table:table-cell>
          <table:table-cell office:value-type="string" calcext:value-type="string">
            <text:p>Ohms</text:p>
          </table:table-cell>
        </table:table-row>
        <table:table-row table:style-name="ro2">
          <table:table-cell office:value-type="string" calcext:value-type="string">
            <text:p>Shunt Voltage</text:p>
          </table:table-cell>
          <table:table-cell table:formula="of:=[.B4]*[.E6]" office:value-type="float" office:value="0.025" calcext:value-type="float">
            <text:p>0.02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>
          <table:table-cell/>
          <table:table-cell table:formula="of:=[.B7]*1000" office:value-type="float" office:value="25" calcext:value-type="float">
            <text:p>25</text:p>
          </table:table-cell>
          <table:table-cell office:value-type="string" calcext:value-type="string">
            <text:p>mV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Gain Setting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plifier Output</text:p>
          </table:table-cell>
          <table:table-cell table:formula="of:=[.B7]*[.B10]" office:value-type="float" office:value="2.5" calcext:value-type="float">
            <text:p>2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DC voltage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mV</text:p>
          </table:table-cell>
          <table:table-cell/>
          <table:table-cell table:formula="of:=[.B14]/1000"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Resolution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counts</text:p>
          </table:table-cell>
          <table:table-cell table:number-columns-repeated="3"/>
        </table:table-row>
        <table:table-row table:style-name="ro2">
          <table:table-cell/>
          <table:table-cell table:style-name="ce3" table:formula="of:=[.B14]/[.B15]" office:value-type="float" office:value="0.805860805860806" calcext:value-type="float">
            <text:p>0.805861</text:p>
          </table:table-cell>
          <table:table-cell office:value-type="string" calcext:value-type="string">
            <text:p>mv/Count</text:p>
          </table:table-cell>
          <table:table-cell/>
          <table:table-cell table:style-name="ce3" table:formula="of:=[.B16]/1000" office:value-type="float" office:value="0.000805860805860806" calcext:value-type="float">
            <text:p>0.000806</text:p>
          </table:table-cell>
          <table:table-cell office:value-type="string" calcext:value-type="string">
            <text:p>V/count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ADC at Imax</text:p>
          </table:table-cell>
          <table:table-cell table:style-name="ce4" table:formula="of:=[.B11]/[.E16]" office:value-type="float" office:value="3102.27272727273" calcext:value-type="float">
            <text:p>3102</text:p>
          </table:table-cell>
          <table:table-cell office:value-type="string" calcext:value-type="string">
            <text:p>cou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ffective Resolution</text:p>
          </table:table-cell>
          <table:table-cell table:style-name="ce5" table:formula="of:=([.B4]*1000)/[.B19]" office:value-type="float" office:value="0.805860805860806" calcext:value-type="float">
            <text:p>0.806</text:p>
          </table:table-cell>
          <table:table-cell office:value-type="string" calcext:value-type="string">
            <text:p>milliAmp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9" number:min-decimal-places="19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21:57:26.184116500</meta:creation-date>
    <dc:date>2023-08-15T00:02:55.928698210</dc:date>
    <meta:editing-duration>PT2H5M28S</meta:editing-duration>
    <meta:editing-cycles>4</meta:editing-cycles>
    <meta:generator>LibreOffice/7.5.5.2$Linux_X86_64 LibreOffice_project/50$Build-2</meta:generator>
    <meta:document-statistic meta:table-count="1" meta:cell-count="38" meta:object-count="0"/>
  </office:meta>
</office:document-meta>
</file>